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«Все чеченцы плохие, ужасные, страшные, злые, вредные….Что за ужас! Вот самый настоящий чеченец, да не просто так, а по крови и совсем не замечаю за собой ничего из вышеперечисленного. Между прочим, я вообще просто врать не умею-менталитет не позволяет. И где это только СМИ берет все эти байки? Да не только берет, а еще и насаждает в бедных людских головах. Вот откуда к моему несчастному народу такое отношение!» - так думал Дега, направляясь солнечным утром в новое место учебы с подходящим названием-гимназия «Солнечная», конечно довольно много волнуясь, что свойственно всем новичкам. Как его встретят, учитывая национальность и активно насаждаемое мнение о ней? То, что оно было почти в корне неправильным, очень мало кого интересовало.<text:line-break/>И действительно, приняли его всего где-то около четырех-пяти человек и преподаватель ушу, по прозвищу Князь Борода. Одному только ему было известно истинное лицо юноши. Остальные обитатели гимназии просто не приветили и не признавали его. Для этих самых обитателей он удачно мимикрировал под безнадежного и неисправимого Хама. Но случилось так, что очень ему понравилась одна девушка. Звали ее Ликой, она училась где-то класса на два помладше, чем Дега.<text:line-break/>Это был очень симпатичный, но все-таки еще гадкий утенок с огромными претензиями на красоту и привлекательность в том очень недалеком будущем, когда начнет заканчиваться переходный период подростка. Многие уже тогда говорили, что она прекрасна, но ей не очень в это верилось. Она и не пыталась отрицать, а многие и не пробовали спорить, что Лика-очень умный и интересный творческий человек. И чеченец начал к ней подкатывать изо всех имеющихся сил.<text:line-break/>Он обзывал ее разными способами всем, чем только мог, глупо улыбался, заглядывался, смеялся, прикалывался - все только для того, чтобы привлечь ее непостоянное девичье внимание к себе. Ему очень хотелось пристать так, чтоб понравилось, но парень все не решался. Он даже заметил ее духи, сказав, что не понравились. А если мужчина замечает парфюм, юные девы, могу сказать, что все более чем серьезно. Если конечно, ваш аромат не настолько силен, что его слышат все.<text:line-break/>Но Лика очень хорошо обижалась на него, и не считала, что все симпатии Деги всерьез. Она просто приписывала их попыткам пошалить. Шалости всегда удавались юноше. Хотя честно говоря, Лика уже очень давно, чуть ли не с первого раза догадывалась о более чем удачной мимикрии и парень ей даже нравился. Все бы ничего, но….<text:line-break/>                                                                          ****** <text:line-break/>Прошло около пяти лет. Лика уже вполне оформилась и стала прекрасной и привлекательной, оставаясь все такой же умной и интересной творческой личностью. На нее засматривались молодые люди, и теперь она сильно верила в свое очарование. У девушки до сих пор не было парня, хотя очень многие предлагали ей встречаться. Н:о она преданно носила в сердце своем сына лучшего друга мамы и больше ни на кого не смотрела.<text:line-break/>О Деге знала лишь то, что он теперь служит в ВДВ. Все уже давно было ею прощено, она от всей своей широкой детской души (которая все же оставалась где-то такой, совершенно не считаясь с взрослением своей обладательницы) пожелала ему всяческого счастья. Но его отлично сделанные и вообще-то незлые приколы не забывались.<text:line-break/>Но вот однажды позвонила заболевшая подруга и вместо ответов на участливые расспросы о здоровье сказала:<text:line-break/>-Дега решил снова наладить связи с гимназистами.<text:line-break/>-Да ты что! Сочиняешь наверное. - не поверила Лика.<text:line-break/>А вот и нет! Он мне сегодня уже писал.<text:line-break/></text:span><text:soft-page-break/><text:span text:style-name="T1">О как! Здорово!<text:line-break/>-Знаешь, он изменился к лучшему. Зайди в интернет он и тебе, наверное, написал.<text:line-break/>Не чувствуя себя в силах больше слушать все это девушка нажала отбой на мобильном. Весь оставшийся день она вспоминала бывшего одношкольника и все, что с ним связано, вечером горя от нетерпения села за компьютер и открыла интернет.<text:line-break/>И действительно подруга оказалась права. Лику ждало письмо от Деги. Ответив ему, она предложила дружбу. Когда девушка поняла, что сделала, было уже очень поздно, но сожаление почему-то не появлялось. Пообщавшись с парнем, Лика поняла, что он и вправду стал гораздо лучше. По крайней мере, теперь он не боялся показывать истинное лицо. По его просьбе девушка высказала Деге все то положительное о его внешности и характере, что думала, пока они беседовали. Через небольшое количество времени Лика обнаружила, что чтение их переписки - самое безотказное средство поднять настроение. Спустя какой-то промежуток времени Дега сумел признаться ей в любви.<text:line-break/>-Любить меня не обязательно, а вот прогуляться можно-ответила девушка.<text:line-break/>                                                                   ******** <text:line-break/>Дега долго не мог и слова вымолвить, сраженный красотой Лики. «Вот дурак, сейчас ведь упустишь ее, она же не знает где ты! Всю жизнь не сможешь себе этого простить, даже если очень сильно захочешь!» И он бросился к ней со всех своих ног и изо всех недюжинных сил.<text:line-break/>И парень никогда об этом не пожалел- они с девушкой провели просто замечательный и совершенно незабываемый вечер!<text:line-break/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16:58.35</meta:creation-date>
    <meta:document-statistic meta:table-count="0" meta:image-count="0" meta:object-count="0" meta:page-count="2" meta:paragraph-count="1" meta:word-count="759" meta:character-count="4995"/>
    <dc:date>2011-10-04T19:18:15.83</dc:date>
    <dc:creator>Елизавета Чижикова</dc:creator>
    <meta:editing-duration>PT1M17S</meta:editing-duration>
    <meta:editing-cycles>1</meta:editing-cycles>
    <meta:generator>OpenOffice.org/3.3$Win32 OpenOffice.org_project/330m20$Build-9567</meta:generator>
  </office:meta>
</office:document-meta>
</file>